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d8ac6" officeooo:paragraph-rsid="000d8ac6"/>
    </style:style>
    <style:style style:name="P2" style:family="paragraph" style:parent-style-name="Standard">
      <style:paragraph-properties fo:text-align="center" style:justify-single-word="false"/>
      <style:text-properties officeooo:rsid="000d8ac6" officeooo:paragraph-rsid="000d8ac6"/>
    </style:style>
    <style:style style:name="P3" style:family="paragraph" style:parent-style-name="Standard">
      <style:text-properties officeooo:rsid="000e3d35" officeooo:paragraph-rsid="000d8ac6"/>
    </style:style>
    <style:style style:name="P4" style:family="paragraph" style:parent-style-name="Standard">
      <style:text-properties officeooo:rsid="00105d4d" officeooo:paragraph-rsid="00105d4d"/>
    </style:style>
    <style:style style:name="P5" style:family="paragraph" style:parent-style-name="Standard">
      <style:text-properties officeooo:rsid="001251c3" officeooo:paragraph-rsid="001251c3"/>
    </style:style>
    <style:style style:name="P6" style:family="paragraph" style:parent-style-name="Standard">
      <style:text-properties officeooo:rsid="00126f0d" officeooo:paragraph-rsid="00126f0d"/>
    </style:style>
    <style:style style:name="P7" style:family="paragraph" style:parent-style-name="Standard">
      <style:text-properties officeooo:rsid="00126f0d" officeooo:paragraph-rsid="00146b84"/>
    </style:style>
    <style:style style:name="P8" style:family="paragraph" style:parent-style-name="Standard">
      <style:text-properties officeooo:rsid="00146b84" officeooo:paragraph-rsid="00146b84"/>
    </style:style>
    <style:style style:name="T1" style:family="text">
      <style:text-properties officeooo:rsid="000eb044"/>
    </style:style>
    <style:style style:name="T2" style:family="text">
      <style:text-properties officeooo:rsid="001251c3"/>
    </style:style>
    <style:style style:name="T3" style:family="text">
      <style:text-properties officeooo:rsid="00126f0d"/>
    </style:style>
    <style:style style:name="T4" style:family="text">
      <style:text-properties officeooo:rsid="00146b84"/>
    </style:style>
    <style:style style:name="T5" style:family="text">
      <style:text-properties officeooo:rsid="00146b84" fo:background-color="#ffff00" loext:char-shading-value="0"/>
    </style:style>
    <style:style style:name="T6" style:family="text">
      <style:text-properties officeooo:rsid="00146b84" fo:background-color="#ffff00" loext:char-shading-value="0"/>
    </style:style>
    <style:style style:name="gr1" style:family="graphic">
      <style:graphic-properties draw:textarea-horizontal-align="justify" draw:textarea-vertical-align="middle" draw:auto-grow-height="false" fo:min-height="0.0827in" fo:min-width="0.432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all vs Fire</text:p>
      <text:p text:style-name="P2">by Sven Nilsen, 2019</text:p>
      <text:p text:style-name="P1"/>
      <text:p text:style-name="P3">Wall vs Fire means two different <text:span text:style-name="T1">ways of weighting a Path Reference Class under constrained conditions. A Wall adds more weight to remaining choices such that their sum equals a constant that defines what it means to preserve the observer under the single-world interpretation. A Fire does not add more weight to remaining choices, but reduces the weight for a specific choice to zero, such that the sum is less than a constant that defines what it means to preserve the observer under the single-world interpretation.</text:span></text:p>
      <text:p text:style-name="P3"/>
      <text:p text:style-name="P4">A normalized Path Reference Class changes weights into probabilities. Under the Path Reference Class Duality, this has a many-worlds interpretation and a single-world interpretation. In the single-world interpretation, probabilities mean how likely the observer is to be in a single cell from the chance of choices that the observer makes. In the many-worlds interpretation, probabilities mean the fraction of observers that exists in a single cell.</text:p>
      <text:p text:style-name="P4"/>
      <text:p text:style-name="P4">Since normalization usually happens after the update of values, one must be careful to pick rules for updating such that the model predicts what our intuition <text:span text:style-name="T3">indicates </text:span>is correct about observers. Our intuition depends on how we interpret probabilities.</text:p>
      <text:p text:style-name="P4"/>
      <text:p text:style-name="P4">A Fire destroys the observer under the single-world interpretation. However, in the many-worlds interpretation, there is a possibility that the branching of observers is reduced instead. This produces an identical prediction of probability that corresponds to the observer being destroyed in the fire, although no observer <text:span text:style-name="T2">actually </text:span>die. This means that Fire is used to talk about probabilities under the many-worlds interpretation which might not mean terminating <text:span text:style-name="T2">observer states, but since there is no natural intuition for how this happens across many-worlds, one borrows the term from the single-world interpretation.</text:span></text:p>
      <text:p text:style-name="P4"/>
      <text:p text:style-name="P5">By mistake, it is easy to use the Fire method while intending to use the Wall method. This can lead to weird predictions, such as the probabilities vanishing inside a closed room simply by existing alongside a slightly bigger closed room in the same world. <text:span text:style-name="T3">This happens because when the weights propagate to the Fire, they are either ignored or removed, resulting in less weight “reflecting” back.</text:span></text:p>
      <text:p text:style-name="P5"/>
      <text:p text:style-name="P7">A Wall is a way of adding more weight to remaining choices such that <text:span text:style-name="T4">the probabilities do not vanish relative to the unconstrained conditions. For example, if the observer has 4 choices under unconstrained conditions and 1 choice is a wall, then each remaining choice need to be updated with 1/3 instead of 1/4.</text:span></text:p>
      <text:p text:style-name="P7"/>
      <text:p text:style-name="P7"><text:span text:style-name="T4">However, since it is common to define updates as a function that returns the new value for each cell, it can be somewhat harder to program this correct, e.g. in the following case where </text:span><text:span text:style-name="T6">yellow</text:span><text:span text:style-name="T4"> means a wall:</text:span></text:p>
      <text:p text:style-name="P6"/>
      <text:p text:style-name="P6"><text:tab/><text:tab/><text:tab/><text:tab/><text:span text:style-name="T6">1<text:tab/>2<text:tab/>1</text:span></text:p>
      <text:p text:style-name="P6"><draw:custom-shape text:anchor-type="paragraph" draw:z-index="0" draw:name="Shape1" draw:style-name="gr1" svg:width="0.4941in" svg:height="0.165in" svg:x="3.5161in" svg:y="0.02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<text:tab/><text:tab/><text:span text:style-name="T6">2</text:span><text:span text:style-name="T4"><text:tab/>4<text:tab/>2<text:tab/><text:tab/><text:tab/>(4+2+2+1)/(14-7)</text:span></text:p>
      <text:p text:style-name="P6"><text:tab/><text:tab/><text:tab/><text:tab/><text:span text:style-name="T6">1</text:span><text:span text:style-name="T4"><text:tab/>2<text:tab/>1</text:span></text:p>
      <text:p text:style-name="P6"/>
      <text:p text:style-name="P8">The sum of the weights in the unconstrained case is `14`, but since `7` weights are walls, the remaining weights should be divided by `14-7` instead of `14`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20:24:25.754016000</meta:creation-date>
    <dc:date>2019-04-19T14:35:05.170101000</dc:date>
    <meta:editing-duration>PT1M46S</meta:editing-duration>
    <meta:editing-cycles>1</meta:editing-cycles>
    <meta:document-statistic meta:table-count="0" meta:image-count="0" meta:object-count="0" meta:page-count="1" meta:paragraph-count="13" meta:word-count="485" meta:character-count="2989" meta:non-whitespace-character-count="2503"/>
    <meta:generator>LibreOffice/5.1.2.2$MacOSX_X86_64 LibreOffice_project/d3bf12ecb743fc0d20e0be0c58ca359301eb705f</meta:generator>
  </office:meta>
</office:document-meta>
</file>